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Component_Asset" style:master-page-name="MP0" style:family="paragraph">
      <style:paragraph-properties fo:break-before="page"/>
    </style:style>
    <style:style style:name="T2" style:parent-style-name="Fonteparág.padrão" style:family="text">
      <style:text-properties style:font-size-complex="16pt"/>
    </style:style>
    <style:style style:name="TableColumn4" style:family="table-column">
      <style:table-column-properties style:column-width="0.9763in" style:use-optimal-column-width="false"/>
    </style:style>
    <style:style style:name="TableColumn5" style:family="table-column">
      <style:table-column-properties style:column-width="4.9243in" style:use-optimal-column-width="false"/>
    </style:style>
    <style:style style:name="Table3" style:family="table">
      <style:table-properties style:width="5.9006in" fo:margin-left="0.000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T9" style:parent-style-name="Fonteparág.padrão" style:family="text">
      <style:text-properties fo:language="pt" fo:country="B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T13" style:parent-style-name="Fonteparág.padrão" style:family="text">
      <style:text-properties style:font-name-complex="Courier New" fo:font-size="9pt" style:font-size-asian="9pt" style:font-size-complex="9pt"/>
    </style:style>
    <style:style style:name="T14" style:parent-style-name="Fonteparág.padrão" style:family="text">
      <style:text-properties style:font-name-asian="DejaVu Sans" style:font-name-complex="Courier New" fo:color="#000000" style:letter-kerning="false" fo:font-size="10pt" style:font-size-asian="10pt" style:font-size-complex="10pt" fo:background-color="#0000FF"/>
    </style:style>
    <style:style style:name="T15" style:parent-style-name="Fonteparág.padrão" style:family="text">
      <style:text-properties style:font-name-complex="Courier New" fo:font-size="9pt" style:font-size-asian="9pt" style:font-size-complex="9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Ass_Author" style:family="paragraph">
      <style:text-properties fo:language="pt" fo:country="B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T23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24" style:parent-style-name="Fonteparág.padrão" style:family="text">
      <style:text-properties fo:language="pt" fo:country="BR"/>
    </style:style>
    <style:style style:name="T25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26" style:parent-style-name="Fonteparág.padrão" style:family="text">
      <style:text-properties fo:language="pt" fo:country="BR"/>
    </style:style>
    <style:style style:name="T27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28" style:parent-style-name="Fonteparág.padrão" style:family="text">
      <style:text-properties fo:language="pt" fo:country="BR"/>
    </style:style>
    <style:style style:name="T29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30" style:parent-style-name="Fonteparág.padrão" style:family="text">
      <style:text-properties fo:language="pt" fo:country="BR"/>
    </style:style>
    <style:style style:name="T31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32" style:parent-style-name="Fonteparág.padrão" style:family="text">
      <style:text-properties fo:language="pt" fo:country="BR"/>
    </style:style>
    <style:style style:name="T33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34" style:parent-style-name="Fonteparág.padrão" style:family="text">
      <style:text-properties fo:language="pt" fo:country="BR"/>
    </style:style>
    <style:style style:name="T35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36" style:parent-style-name="Fonteparág.padrão" style:family="text">
      <style:text-properties fo:language="pt" fo:country="BR"/>
    </style:style>
    <style:style style:name="T37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38" style:parent-style-name="Fonteparág.padrão" style:family="text">
      <style:text-properties fo:language="pt" fo:country="BR"/>
    </style:style>
    <style:style style:name="T39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40" style:parent-style-name="Fonteparág.padrão" style:family="text">
      <style:text-properties fo:language="pt" fo:country="BR"/>
    </style:style>
    <style:style style:name="T41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42" style:parent-style-name="Fonteparág.padrão" style:family="text">
      <style:text-properties fo:language="pt" fo:country="BR"/>
    </style:style>
    <style:style style:name="T43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44" style:parent-style-name="Fonteparág.padrão" style:family="text">
      <style:text-properties fo:language="pt" fo:country="BR"/>
    </style:style>
    <style:style style:name="T45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46" style:parent-style-name="Fonteparág.padrão" style:family="text">
      <style:text-properties fo:language="pt" fo:country="BR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TableColumn51" style:family="table-column">
      <style:table-column-properties style:column-width="0.9645in" style:use-optimal-column-width="false"/>
    </style:style>
    <style:style style:name="TableColumn52" style:family="table-column">
      <style:table-column-properties style:column-width="3.8104in" style:use-optimal-column-width="false"/>
    </style:style>
    <style:style style:name="Table50" style:family="table">
      <style:table-properties style:width="4.775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T56" style:parent-style-name="Fonteparág.padrão" style:family="text">
      <style:text-properties fo:language="pt" fo:country="B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5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60" style:parent-style-name="Fonteparág.padrão" style:family="text">
      <style:text-properties style:font-name-complex="Courier New" fo:font-size="9pt" style:font-size-asian="9pt" style:font-size-complex="9pt"/>
    </style:style>
    <style:style style:name="T61" style:parent-style-name="Fonteparág.padrão" style:family="text">
      <style:text-properties style:font-name-complex="Courier New" fo:font-size="9pt" style:font-size-asian="9pt" style:font-size-complex="9pt"/>
    </style:style>
    <style:style style:name="T62" style:parent-style-name="Fonteparág.padrão" style:family="text">
      <style:text-properties style:font-name-asian="DejaVu Sans" style:font-name-complex="Courier New" fo:color="#2A00FF" style:letter-kerning="false" fo:font-size="10pt" style:font-size-asian="10pt" style:font-size-complex="10pt" fo:background-color="#0000FF"/>
    </style:style>
    <style:style style:name="T63" style:parent-style-name="Fonteparág.padrão" style:family="text">
      <style:text-properties style:font-name-complex="Courier New" fo:font-size="9pt" style:font-size-asian="9pt" style:font-size-complex="9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66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69" style:parent-style-name="Asset" style:family="paragraph">
      <style:text-properties fo:font-size="2pt" style:font-size-asian="2pt" style:font-size-complex="2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72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ableColumn74" style:family="table-column">
      <style:table-column-properties style:column-width="0.9645in" style:use-optimal-column-width="false"/>
    </style:style>
    <style:style style:name="TableColumn75" style:family="table-column">
      <style:table-column-properties style:column-width="3.8104in" style:use-optimal-column-width="false"/>
    </style:style>
    <style:style style:name="Table73" style:family="table">
      <style:table-properties style:width="4.775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T79" style:parent-style-name="Fonteparág.padrão" style:family="text">
      <style:text-properties fo:language="pt" fo:country="BR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82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83" style:parent-style-name="Fonteparág.padrão" style:family="text">
      <style:text-properties style:font-name-complex="Courier New" fo:font-size="9pt" style:font-size-asian="9pt" style:font-size-complex="9pt"/>
    </style:style>
    <style:style style:name="T84" style:parent-style-name="Fonteparág.padrão" style:family="text">
      <style:text-properties style:font-name-complex="Courier New" fo:font-size="9pt" style:font-size-asian="9pt" style:font-size-complex="9pt"/>
    </style:style>
    <style:style style:name="T85" style:parent-style-name="Fonteparág.padrão" style:family="text">
      <style:text-properties style:font-name-complex="Courier New" fo:font-size="9pt" style:font-size-asian="9pt" style:font-size-complex="9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88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91" style:parent-style-name="Asset" style:family="paragraph">
      <style:text-properties fo:font-size="2pt" style:font-size-asian="2pt" style:font-size-complex="2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9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95" style:parent-style-name="Fonteparág.padrão" style:family="text">
      <style:text-properties fo:language="pt" fo:country="BR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98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99" style:parent-style-name="AssPI_Id" style:family="paragraph">
      <style:text-properties style:font-name-complex="Courier New" fo:font-size="9pt" style:font-size-asian="9pt" style:font-size-complex="9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102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105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106" style:parent-style-name="Fonteparág.padrão" style:family="text">
      <style:text-properties fo:language="pt" fo:country="BR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10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10" style:parent-style-name="AssPI_Id" style:family="paragraph">
      <style:text-properties style:font-name-complex="Courier New" fo:font-size="9pt" style:font-size-asian="9pt" style:font-size-complex="9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11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 fo:text-align="center" fo:margin-bottom="0in" fo:line-height="100%"/>
    </style:style>
    <style:style style:name="P122" style:parent-style-name="Standard" style:family="paragraph">
      <style:paragraph-properties fo:text-align="center" fo:margin-bottom="0in" fo:line-height="100%"/>
    </style:style>
    <style:style style:name="P123" style:parent-style-name="Standard" style:family="paragraph">
      <style:paragraph-properties fo:text-align="center" fo:margin-bottom="0in" fo:line-height="100%"/>
    </style:style>
    <style:style style:name="P124" style:parent-style-name="Standard" style:family="paragraph">
      <style:paragraph-properties fo:text-align="center" fo:margin-bottom="0in" fo:line-height="100%"/>
    </style:style>
    <style:style style:name="P125" style:parent-style-name="Standard" style:family="paragraph">
      <style:paragraph-properties fo:text-align="center" fo:margin-bottom="0in" fo:line-height="10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omponent Specification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Label_Asset">Title</text:p>
          </table:table-cell>
          <table:table-cell table:style-name="TableCell8">
            <text:p text:style-name="Ass_Title"><text:span text:style-name="T9">ResponderGraphics</text:span></text:p>
          </table:table-cell>
        </table:table-row>
        <table:table-row table:style-name="TableRow10">
          <table:table-cell table:style-name="TableCell11">
            <text:p text:style-name="Label_Asset">Id</text:p>
          </table:table-cell>
          <table:table-cell table:style-name="TableCell12">
            <text:p text:style-name="Ass_Id"><text:span text:style-name="T13">&lt;http://purl.org/dcc/pt.c03ensaios.lobo.impl.</text:span><text:span text:style-name="T14"><text:s/></text:span><text:span text:style-name="T15">ResponderGraphics&gt;</text:span></text:p>
          </table:table-cell>
        </table:table-row>
        <table:table-row table:style-name="TableRow16">
          <table:table-cell table:style-name="TableCell17">
            <text:p text:style-name="Label_Asset">Author</text:p>
          </table:table-cell>
          <table:table-cell table:style-name="TableCell18">
            <text:p text:style-name="P19">Rodrigo Lobo da Costa, Fabio Beranizo Fontes Lopes</text:p>
          </table:table-cell>
        </table:table-row>
        <table:table-row table:style-name="TableRow20">
          <table:table-cell table:style-name="TableCell21">
            <text:p text:style-name="Label_Asset">Description</text:p>
          </table:table-cell>
          <table:table-cell table:style-name="TableCell22">
            <text:p text:style-name="Ass_Description"><text:span text:style-name="T23">Componente</text:span><text:span text:style-name="T24"><text:s/></text:span><text:span text:style-name="T25">com</text:span><text:span text:style-name="T26"><text:s/>interface<text:s/></text:span><text:span text:style-name="T27">gráfica</text:span><text:span text:style-name="T28"><text:s text:c="2"/>o<text:s/></text:span><text:span text:style-name="T29">qual</text:span><text:span text:style-name="T30"><text:s/></text:span><text:span text:style-name="T31">permite</text:span><text:span text:style-name="T32"><text:s/></text:span><text:span text:style-name="T33">jogar</text:span><text:span text:style-name="T34"><text:s/></text:span><text:span text:style-name="T35">de</text:span><text:span text:style-name="T36"><text:s/></text:span><text:span text:style-name="T37">forma</text:span><text:span text:style-name="T38"><text:s/></text:span><text:span text:style-name="T39">semelhante</text:span><text:span text:style-name="T40"><text:s/></text:span><text:span text:style-name="T41">ao</text:span><text:span text:style-name="T42"><text:s/></text:span><text:span text:style-name="T43">Jogo</text:span><text:span text:style-name="T44"><text:s/>Animals: http://www.animalgame.com</text:span></text:p>
            <text:p text:style-name="Ass_Description"><text:span text:style-name="T45">Requer</text:span><text:span text:style-name="T46"><text:s/>INaxxramas, IAnimalPix e ISearcher</text:span></text:p>
          </table:table-cell>
        </table:table-row>
        <table:table-row table:style-name="TableRow47">
          <table:table-cell table:style-name="TableCell48">
            <text:p text:style-name="Ass_PInterfaces">Provided</text:p>
            <text:p text:style-name="Ass_PInterfaces">Interfaces</text:p>
          </table:table-cell>
          <table:table-cell table:style-name="TableCell49">
            <text:p text:style-name="AssM_Description"/>
            <table:table table:style-name="Table50">
              <table:table-columns>
                <table:table-column table:style-name="TableColumn51"/>
                <table:table-column table:style-name="TableColumn52"/>
              </table:table-columns>
              <table:table-row table:style-name="TableRow53">
                <table:table-cell table:style-name="TableCell54">
                  <text:p text:style-name="Label_Asset">Title</text:p>
                </table:table-cell>
                <table:table-cell table:style-name="TableCell55">
                  <text:p text:style-name="AssPI_Title"><text:span text:style-name="T56">IResponderGraphics</text:span></text:p>
                </table:table-cell>
              </table:table-row>
              <table:table-row table:style-name="TableRow57">
                <table:table-cell table:style-name="TableCell58">
                  <text:p text:style-name="Label_Asset">Id</text:p>
                </table:table-cell>
                <table:table-cell table:style-name="TableCell59">
                  <text:p text:style-name="AssPI_Id"><text:span text:style-name="T60">&lt;</text:span><text:span text:style-name="T61">http://purl.org/dcc/pt.c03ensaios.lobo.inter.</text:span><text:span text:style-name="T62"><text:s/></text:span><text:span text:style-name="T63">IResponderGraphics&gt;</text:span></text:p>
                </table:table-cell>
              </table:table-row>
              <table:table-row table:style-name="TableRow64">
                <table:table-cell table:style-name="TableCell65">
                  <text:p text:style-name="Label_Asset">Description</text:p>
                </table:table-cell>
                <table:table-cell table:style-name="TableCell66">
                  <text:p text:style-name="AssetPI_Description"/>
                </table:table-cell>
              </table:table-row>
              <table:table-row table:style-name="TableRow67">
                <table:table-cell table:style-name="TableCell68" table:number-columns-spanned="2">
                  <text:p text:style-name="P69"/>
                </table:table-cell>
                <table:covered-table-cell/>
              </table:table-row>
            </table:table>
            <text:p text:style-name="AssM_Description"/>
          </table:table-cell>
        </table:table-row>
        <table:table-row table:style-name="TableRow70">
          <table:table-cell table:style-name="TableCell71">
            <text:p text:style-name="Ass_RInterfaces">Required</text:p>
            <text:p text:style-name="Ass_RInterfaces">Interfaces</text:p>
          </table:table-cell>
          <table:table-cell table:style-name="TableCell72">
            <text:p text:style-name="AssM_Description"/>
            <table:table table:style-name="Table73">
              <table:table-columns>
                <table:table-column table:style-name="TableColumn74"/>
                <table:table-column table:style-name="TableColumn75"/>
              </table:table-columns>
              <table:table-row table:style-name="TableRow76">
                <table:table-cell table:style-name="TableCell77">
                  <text:p text:style-name="Label_Asset">Title</text:p>
                </table:table-cell>
                <table:table-cell table:style-name="TableCell78">
                  <text:p text:style-name="AssRI_Title"><text:span text:style-name="T79">INaxxramas</text:span></text:p>
                </table:table-cell>
              </table:table-row>
              <table:table-row table:style-name="TableRow80">
                <table:table-cell table:style-name="TableCell81">
                  <text:p text:style-name="Label_Asset">Id</text:p>
                </table:table-cell>
                <table:table-cell table:style-name="TableCell82">
                  <text:p text:style-name="AssPI_Id"><text:span text:style-name="T83">&lt;</text:span><text:span text:style-name="T84">http://purl.org/dcc/pt.c03ensaios.naxxramas.INaxxramas</text:span><text:span text:style-name="T85">&gt;</text:span></text:p>
                </table:table-cell>
              </table:table-row>
              <table:table-row table:style-name="TableRow86">
                <table:table-cell table:style-name="TableCell87">
                  <text:p text:style-name="Label_Asset">Description</text:p>
                </table:table-cell>
                <table:table-cell table:style-name="TableCell88">
                  <text:p text:style-name="AssRI_Description"/>
                </table:table-cell>
              </table:table-row>
              <table:table-row table:style-name="TableRow89">
                <table:table-cell table:style-name="TableCell90" table:number-columns-spanned="2">
                  <text:p text:style-name="P91"/>
                </table:table-cell>
                <table:covered-table-cell/>
              </table:table-row>
              <table:table-row table:style-name="TableRow92">
                <table:table-cell table:style-name="TableCell93">
                  <text:p text:style-name="Label_Asset">Title</text:p>
                </table:table-cell>
                <table:table-cell table:style-name="TableCell94">
                  <text:p text:style-name="AssRI_Title"><text:span text:style-name="T95">IAnimalPix</text:span></text:p>
                </table:table-cell>
              </table:table-row>
              <table:table-row table:style-name="TableRow96">
                <table:table-cell table:style-name="TableCell97">
                  <text:p text:style-name="Label_Asset">Id</text:p>
                </table:table-cell>
                <table:table-cell table:style-name="TableCell98">
                  <text:p text:style-name="P99">&lt;http://purl.org/dcc/pt.c03ensaios.afinder.IAnimalPix&gt;</text:p>
                </table:table-cell>
              </table:table-row>
              <table:table-row table:style-name="TableRow100">
                <table:table-cell table:style-name="TableCell101">
                  <text:p text:style-name="Label_Asset">Description</text:p>
                </table:table-cell>
                <table:table-cell table:style-name="TableCell102">
                  <text:p text:style-name="AssRI_Description"/>
                </table:table-cell>
              </table:table-row>
              <table:table-row table:style-name="TableRow103">
                <table:table-cell table:style-name="TableCell104">
                  <text:p text:style-name="Label_Asset">Title</text:p>
                </table:table-cell>
                <table:table-cell table:style-name="TableCell105">
                  <text:p text:style-name="AssRI_Title"><text:span text:style-name="T106">ISearcher</text:span></text:p>
                </table:table-cell>
              </table:table-row>
              <table:table-row table:style-name="TableRow107">
                <table:table-cell table:style-name="TableCell108">
                  <text:p text:style-name="Label_Asset">Id</text:p>
                </table:table-cell>
                <table:table-cell table:style-name="TableCell109">
                  <text:p text:style-name="P110">&lt;http://purl.org/dcc/pt.c03ensaios.relu.ISearcher&gt;</text:p>
                </table:table-cell>
              </table:table-row>
              <table:table-row table:style-name="TableRow111">
                <table:table-cell table:style-name="TableCell112">
                  <text:p text:style-name="Label_Asset">Description</text:p>
                </table:table-cell>
                <table:table-cell table:style-name="TableCell113">
                  <text:p text:style-name="AssRI_Description"/>
                </table:table-cell>
              </table:table-row>
            </table:table>
            <text:p text:style-name="AssM_Description"/>
            <text:p text:style-name="AssM_Description"/>
          </table:table-cell>
        </table:table-row>
        <table:table-row table:style-name="TableRow114">
          <table:table-cell table:style-name="TableCell115" table:number-columns-spanned="2">
            <text:p text:style-name="P116"/>
          </table:table-cell>
          <table:covered-table-cell/>
        </table:table-row>
        <table:table-row table:style-name="TableRow117">
          <table:table-cell table:style-name="TableCell118" table:number-columns-spanned="2">
            <text:p text:style-name="Ass_UML">UML Diagram</text:p>
          </table:table-cell>
          <table:covered-table-cell/>
        </table:table-row>
        <table:table-row table:style-name="TableRow119">
          <table:table-cell table:style-name="TableCell120" table:number-columns-spanned="2">
            <text:p text:style-name="P121"/>
            <text:p text:style-name="P122"/>
            <text:p text:style-name="AssU_Diagram"/>
            <text:p text:style-name="P123"><draw:frame draw:z-index="0" draw:id="id0" draw:style-name="a0" draw:name="Object 1" text:anchor-type="as-char" svg:x="0in" svg:y="0in" svg:width="5.74514in" svg:height="4.83958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desc/></draw:frame></text:p>
            <text:p text:style-name="P124"/>
            <text:p text:style-name="P125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Trebuchet MS" style:font-name-asian="Calibri" style:font-name-complex="Calibri" fo:font-size="11pt" style:font-size-asian="11pt" style:font-size-complex="11pt" fo:language="en" fo:country="US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text-align="center" fo:margin-bottom="0.0826in"/>
      <style:text-properties style:font-name="Arial" style:font-name-asian="DejaVu Sans" style:font-name-complex="Lohit Hind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font-size="14pt" style:font-size-asian="14pt" fo:hyphenate="false"/>
    </style:style>
    <style:style style:name="Lista" style:display-name="Lista" style:family="paragraph" style:parent-style-name="Textbody">
      <style:text-properties style:font-name-complex="Lohit Hind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sset" style:display-name="Asset" style:family="paragraph" style:parent-style-name="Standard">
      <style:paragraph-properties style:snap-to-layout-grid="false" fo:margin-bottom="0in" fo:line-height="100%"/>
      <style:text-properties fo:hyphenate="false"/>
    </style:style>
    <style:style style:name="Ass_Id" style:display-name="Ass_Id" style:family="paragraph" style:parent-style-name="Asset">
      <style:text-properties style:font-name="Courier New" fo:hyphenate="false"/>
    </style:style>
    <style:style style:name="Ass_Title" style:display-name="Ass_Title" style:family="paragraph" style:parent-style-name="Asset">
      <style:text-properties fo:hyphenate="false"/>
    </style:style>
    <style:style style:name="Ass_Author" style:display-name="Ass_Author" style:family="paragraph" style:parent-style-name="Asset">
      <style:text-properties fo:hyphenate="false"/>
    </style:style>
    <style:style style:name="Ass_Description" style:display-name="Ass_Description" style:family="paragraph" style:parent-style-name="Asset">
      <style:text-properties fo:hyphenate="false"/>
    </style:style>
    <style:style style:name="Label_Asset" style:display-name="Label_Asset" style:family="paragraph" style:parent-style-name="Asset">
      <style:text-properties fo:font-weight="bold" style:font-weight-asian="bold" fo:hyphenate="false"/>
    </style:style>
    <style:style style:name="Ass_Methods" style:display-name="Ass_Methods" style:family="paragraph" style:parent-style-name="Asset">
      <style:paragraph-properties fo:text-align="center"/>
      <style:text-properties fo:font-weight="bold" style:font-weight-asian="bold" fo:hyphenate="false"/>
    </style:style>
    <style:style style:name="AssM_Name" style:display-name="AssM_Name" style:family="paragraph" style:parent-style-name="Ass_Methods">
      <style:paragraph-properties fo:text-align="start"/>
      <style:text-properties fo:hyphenate="false"/>
    </style:style>
    <style:style style:name="AssM_Description" style:display-name="AssM_Description" style:family="paragraph" style:parent-style-name="Ass_Methods">
      <style:paragraph-properties fo:text-align="start"/>
      <style:text-properties fo:font-weight="normal" style:font-weight-asian="normal" fo:hyphenate="false"/>
    </style:style>
    <style:style style:name="Ass_Parameter" style:display-name="Ass_Parameter" style:family="paragraph" style:parent-style-name="Ass_Methods">
      <style:paragraph-properties fo:text-align="start"/>
      <style:text-properties fo:hyphenate="false"/>
    </style:style>
    <style:style style:name="AssP_Description" style:display-name="AssP_Description" style:family="paragraph" style:parent-style-name="Ass_Parameter">
      <style:text-properties fo:font-weight="normal" style:font-weight-asian="normal" fo:hyphenate="false"/>
    </style:style>
    <style:style style:name="AssP_Name" style:display-name="AssP_Name" style:family="paragraph" style:parent-style-name="Ass_Parameter">
      <style:text-properties fo:hyphenate="false"/>
    </style:style>
    <style:style style:name="AssP_Return" style:display-name="AssP_Return" style:family="paragraph" style:parent-style-name="Ass_Parameter">
      <style:text-properties fo:hyphenate="false"/>
    </style:style>
    <style:style style:name="Ass_UML" style:display-name="Ass_UML" style:family="paragraph" style:parent-style-name="Asset">
      <style:paragraph-properties fo:text-align="center"/>
      <style:text-properties fo:font-weight="bold" style:font-weight-asian="bold" fo:hyphenate="false"/>
    </style:style>
    <style:style style:name="AssU_Diagram" style:display-name="AssU_Diagram" style:family="paragraph" style:parent-style-name="Ass_UML">
      <style:text-properties fo:hyphenate="false"/>
    </style:style>
    <style:style style:name="Component_Asset" style:display-name="Component_Asset" style:family="paragraph" style:parent-style-name="Título">
      <style:text-properties fo:hyphenate="false"/>
    </style:style>
    <style:style style:name="Assinatura" style:display-name="Assinatura" style:family="paragraph" style:parent-style-name="Standard">
      <style:paragraph-properties text:number-lines="false"/>
      <style:text-properties fo:hyphenate="false"/>
    </style:style>
    <style:style style:name="Ass_PInterfaces" style:display-name="Ass_PInterfaces" style:family="paragraph" style:parent-style-name="Asset">
      <style:text-properties fo:font-weight="bold" style:font-weight-asian="bold" fo:hyphenate="false"/>
    </style:style>
    <style:style style:name="AssPI_Id" style:display-name="AssPI_Id" style:family="paragraph" style:parent-style-name="Ass_PInterfaces">
      <style:text-properties style:font-name="Courier New" fo:font-weight="normal" style:font-weight-asian="normal" fo:hyphenate="false"/>
    </style:style>
    <style:style style:name="AssPI_Title" style:display-name="AssPI_Title" style:family="paragraph" style:parent-style-name="Ass_PInterfaces">
      <style:text-properties fo:hyphenate="false"/>
    </style:style>
    <style:style style:name="AssetPI_Description" style:display-name="AssetPI_Description" style:family="paragraph" style:parent-style-name="Ass_PInterfaces">
      <style:text-properties fo:hyphenate="false"/>
    </style:style>
    <style:style style:name="Ass_RInterfaces" style:display-name="Ass_RInterfaces" style:family="paragraph" style:parent-style-name="Asset">
      <style:text-properties fo:font-weight="bold" style:font-weight-asian="bold" fo:hyphenate="false"/>
    </style:style>
    <style:style style:name="AssRI_Title" style:display-name="AssRI_Title" style:family="paragraph" style:parent-style-name="Ass_RInterfaces">
      <style:text-properties fo:font-weight="normal" style:font-weight-asian="normal" fo:hyphenate="false"/>
    </style:style>
    <style:style style:name="AssRI_Id" style:display-name="AssRI_Id" style:family="paragraph" style:parent-style-name="Ass_RInterfaces">
      <style:text-properties style:font-name="Courier New" fo:font-weight="normal" style:font-weight-asian="normal" fo:hyphenate="false"/>
    </style:style>
    <style:style style:name="AssRI_Description" style:display-name="AssRI_Description" style:family="paragraph" style:parent-style-name="Ass_RInterfaces">
      <style:text-properties fo:font-weight="normal" style:font-weight-asian="norm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e</meta:initial-creator>
    <dc:creator>Rodrigo Lobo da Costa</dc:creator>
    <meta:creation-date>2011-05-07T23:56:00Z</meta:creation-date>
    <dc:date>2011-05-21T13:56:00Z</dc:date>
    <meta:template xlink:href="Normal.dotm" xlink:type="simple"/>
    <meta:editing-cycles>20</meta:editing-cycles>
    <meta:editing-duration>PT660S</meta:editing-duration>
    <meta:user-defined meta:name="Template Id">http://purl.org/inloco/dcc/component-specification</meta:user-defined>
    <meta:document-statistic meta:page-count="2" meta:paragraph-count="1" meta:word-count="123" meta:character-count="824" meta:row-count="5" meta:non-whitespace-character-count="702"/>
  </office:meta>
</office:document-meta>
</file>